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, 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04cm" style:rel-column-width="2100*"/>
    </style:style>
    <style:style style:name="Table1.B" style:family="table-column">
      <style:table-column-properties style:column-width="7.629cm" style:rel-column-width="4325*"/>
    </style:style>
    <style:style style:name="Table1.C" style:family="table-column">
      <style:table-column-properties style:column-width="5.667cm" style:rel-column-width="32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704cm" style:rel-column-width="2100*"/>
    </style:style>
    <style:style style:name="Table2.B" style:family="table-column">
      <style:table-column-properties style:column-width="7.629cm" style:rel-column-width="4325*"/>
    </style:style>
    <style:style style:name="Table2.C" style:family="table-column">
      <style:table-column-properties style:column-width="5.667cm" style:rel-column-width="321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1.312cm" table:align="left"/>
    </style:style>
    <style:style style:name="Table3.A" style:family="table-column">
      <style:table-column-properties style:column-width="3.803cm"/>
    </style:style>
    <style:style style:name="Table3.B" style:family="table-column">
      <style:table-column-properties style:column-width="7.5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022e" officeooo:paragraph-rsid="0012022e"/>
    </style:style>
    <style:style style:name="P2" style:family="paragraph" style:parent-style-name="Standard">
      <style:text-properties officeooo:paragraph-rsid="0012022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2022e" officeooo:paragraph-rsid="0012022e" style:font-weight-asian="bold" style:font-weight-complex="bold"/>
    </style:style>
    <style:style style:name="P4" style:family="paragraph" style:parent-style-name="Table_20_Contents">
      <style:text-properties officeooo:rsid="0012022e" officeooo:paragraph-rsid="0012022e"/>
    </style:style>
    <style:style style:name="P5" style:family="paragraph" style:parent-style-name="Table_20_Contents">
      <style:text-properties officeooo:paragraph-rsid="0012022e"/>
    </style:style>
    <style:style style:name="P6" style:family="paragraph" style:parent-style-name="Table_20_Contents">
      <style:text-properties officeooo:rsid="00135379" officeooo:paragraph-rsid="00135379"/>
    </style:style>
    <style:style style:name="P7" style:family="paragraph" style:parent-style-name="Table_20_Contents">
      <style:text-properties officeooo:rsid="0013d9b0" officeooo:paragraph-rsid="0013d9b0"/>
    </style:style>
    <style:style style:name="P8" style:family="paragraph" style:parent-style-name="Table_20_Contents">
      <style:text-properties officeooo:rsid="0013d9b0" officeooo:paragraph-rsid="0017c17a"/>
    </style:style>
    <style:style style:name="P9" style:family="paragraph" style:parent-style-name="Table_20_Contents">
      <style:text-properties officeooo:rsid="001459e8" officeooo:paragraph-rsid="001459e8"/>
    </style:style>
    <style:style style:name="P10" style:family="paragraph" style:parent-style-name="Table_20_Contents">
      <style:text-properties officeooo:rsid="001459e8" officeooo:paragraph-rsid="0017c17a"/>
    </style:style>
    <style:style style:name="P11" style:family="paragraph" style:parent-style-name="Table_20_Contents">
      <style:text-properties officeooo:rsid="0015ea5d" officeooo:paragraph-rsid="0015ea5d"/>
    </style:style>
    <style:style style:name="P12" style:family="paragraph" style:parent-style-name="Table_20_Contents">
      <style:text-properties officeooo:rsid="0015ea5d" officeooo:paragraph-rsid="0017c17a"/>
    </style:style>
    <style:style style:name="P13" style:family="paragraph" style:parent-style-name="Table_20_Contents">
      <style:text-properties officeooo:rsid="0017c17a" officeooo:paragraph-rsid="0017c17a"/>
    </style:style>
    <style:style style:name="P14" style:family="paragraph" style:parent-style-name="Table_20_Contents">
      <style:text-properties officeooo:rsid="0017ecd0" officeooo:paragraph-rsid="0017ecd0"/>
    </style:style>
    <style:style style:name="P15" style:family="paragraph" style:parent-style-name="Table_20_Contents">
      <style:text-properties officeooo:rsid="00180875" officeooo:paragraph-rsid="00180875"/>
    </style:style>
    <style:style style:name="P16" style:family="paragraph" style:parent-style-name="Table_20_Contents">
      <style:text-properties officeooo:rsid="0018652f" officeooo:paragraph-rsid="0018652f"/>
    </style:style>
    <style:style style:name="P17" style:family="paragraph" style:parent-style-name="Table_20_Contents">
      <style:text-properties officeooo:rsid="001d5f79" officeooo:paragraph-rsid="001d5f79"/>
    </style:style>
    <style:style style:name="P18" style:family="paragraph" style:parent-style-name="Table_20_Contents">
      <style:text-properties officeooo:rsid="001ea8d0" officeooo:paragraph-rsid="001ea8d0"/>
    </style:style>
    <style:style style:name="T1" style:family="text">
      <style:text-properties officeooo:rsid="0013d9b0"/>
    </style:style>
    <style:style style:name="T2" style:family="text">
      <style:text-properties officeooo:rsid="0015ea5d"/>
    </style:style>
    <style:style style:name="T3" style:family="text">
      <style:text-properties officeooo:rsid="0017c17a"/>
    </style:style>
    <style:style style:name="T4" style:family="text">
      <style:text-properties officeooo:rsid="0018dc44"/>
    </style:style>
    <style:style style:name="T5" style:family="text">
      <style:text-properties officeooo:rsid="001a31ea"/>
    </style:style>
    <style:style style:name="T6" style:family="text">
      <style:text-properties officeooo:rsid="001c2af5"/>
    </style:style>
    <style:style style:name="T7" style:family="text">
      <style:text-properties officeooo:rsid="001d5f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sis styles</text:p>
      <text:p text:style-name="P1"/>
      <text:p text:style-name="P1">Page styl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4">Characteristics</text:p>
          </table:table-cell>
          <table:table-cell table:style-name="Table1.C1" office:value-type="string">
            <text:p text:style-name="P4">Next page style</text:p>
          </table:table-cell>
        </table:table-row>
        <table:table-row>
          <table:table-cell table:style-name="Table1.A2" office:value-type="string">
            <text:p text:style-name="P6">Thesis_titlePage</text:p>
          </table:table-cell>
          <table:table-cell table:style-name="Table1.A2" office:value-type="string">
            <text:p text:style-name="P7">A4</text:p>
            <text:p text:style-name="P7">Portrait</text:p>
            <text:p text:style-name="P7">Top: 2.5 cm, bottom: 2.5 cm, left: 2.5 cm, right: 2.5 cm</text:p>
            <text:p text:style-name="P9">Background: <text:span text:style-name="T2">white, </text:span>no fill</text:p>
            <text:p text:style-name="P11">No borders</text:p>
            <text:p text:style-name="P7">No header, no footer</text:p>
            <text:p text:style-name="P11">Columns: 1</text:p>
            <text:p text:style-name="P14">Text direction left-to-right (horizontal)</text:p>
          </table:table-cell>
          <table:table-cell table:style-name="Table1.C2" office:value-type="string">
            <text:p text:style-name="P6">Thesis_<text:span text:style-name="T1">bodyPage</text:span></text:p>
          </table:table-cell>
        </table:table-row>
        <table:table-row>
          <table:table-cell table:style-name="Table1.A2" office:value-type="string">
            <text:p text:style-name="P7">Thesis_bodyPage</text:p>
          </table:table-cell>
          <table:table-cell table:style-name="Table1.A2" office:value-type="string">
            <text:p text:style-name="P8">A4</text:p>
            <text:p text:style-name="P8">Portrait</text:p>
            <text:p text:style-name="P8">Top: 2.5 cm, bottom: 2.5 cm, left: 2.5 cm, right: 2.5 cm</text:p>
            <text:p text:style-name="P10">Background: <text:span text:style-name="T2">white, </text:span>no fill</text:p>
            <text:p text:style-name="P12">No borders</text:p>
            <text:p text:style-name="P8"><text:span text:style-name="T3">H</text:span>eader: <text:span text:style-name="T3">yes, same content left/right</text:span></text:p>
            <text:p text:style-name="P8"><text:span text:style-name="T3">F</text:span>ooter: <text:span text:style-name="T3">yes, same content left/right</text:span></text:p>
            <text:p text:style-name="P12">Columns: 1</text:p>
            <text:p text:style-name="P14">Text direction left-to-right (horizontal)</text:p>
          </table:table-cell>
          <table:table-cell table:style-name="Table1.C2" office:value-type="string">
            <text:p text:style-name="P13">Thesis_bodyPage</text:p>
          </table:table-cell>
        </table:table-row>
      </table:table>
      <text:p text:style-name="P1"/>
      <text:p text:style-name="P1">Paragraph style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Characteristics</text:p>
          </table:table-cell>
          <table:table-cell table:style-name="Table2.C1" office:value-type="string">
            <text:p text:style-name="P4">Next paragraph style</text:p>
          </table:table-cell>
        </table:table-row>
        <table:table-row>
          <table:table-cell table:style-name="Table2.A2" office:value-type="string">
            <text:p text:style-name="P6">Thesis_body</text:p>
          </table:table-cell>
          <table:table-cell table:style-name="Table2.A2" office:value-type="string">
            <text:p text:style-name="P6"><text:span text:style-name="T6">Font</text:span>: Times New Roman, <text:span text:style-name="T6">regular, 12 pt</text:span> </text:p>
            <text:p text:style-name="P6"><text:span text:style-name="T6">Language: </text:span>Bulgarian</text:p>
            <text:p text:style-name="P6"><text:span text:style-name="T4">Alignment: j</text:span>ustified; <text:span text:style-name="T5">last line: left.</text:span></text:p>
            <text:p text:style-name="P15">No indents</text:p>
            <text:p text:style-name="P16">Line spacing: single</text:p>
            <text:p text:style-name="P6">Orphan control: 2 lines</text:p>
            <text:p text:style-name="P6">Widow control: 2 lines</text:p>
            <text:p text:style-name="P17">Outline level: body text</text:p>
            <text:p text:style-name="P6">No numbering</text:p>
            <text:p text:style-name="P6"><text:span text:style-name="T7">Background: white, n</text:span>o fill</text:p>
            <text:p text:style-name="P17">No borders</text:p>
            <text:p text:style-name="P6">Continuous</text:p>
          </table:table-cell>
          <table:table-cell table:style-name="Table2.C2" office:value-type="string">
            <text:p text:style-name="P18">Thesis_body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18"/>
          </table:table-cell>
        </table:table-row>
      </table:table>
      <text:p text:style-name="P2"/>
      <text:p text:style-name="P1">Character styl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Name</text:p>
          </table:table-cell>
          <table:table-cell table:style-name="Table3.B1" office:value-type="string">
            <text:p text:style-name="P4">Characteristics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, 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</meta:initial-creator>
    <meta:creation-date>2017-04-18T19:40:51.860079270</meta:creation-date>
    <dc:date>2017-04-18T19:56:50.712340151</dc:date>
    <dc:creator>K </dc:creator>
    <meta:editing-duration>PT12M41S</meta:editing-duration>
    <meta:editing-cycles>14</meta:editing-cycles>
    <meta:generator>LibreOffice/4.2.8.2$Linux_X86_64 LibreOffice_project/420m0$Build-2</meta:generator>
    <meta:document-statistic meta:table-count="3" meta:image-count="0" meta:object-count="0" meta:page-count="1" meta:paragraph-count="47" meta:word-count="132" meta:character-count="881" meta:non-whitespace-character-count="795"/>
  </office:meta>
</office:document-meta>
</file>